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23C6BCBF6D35A188.png" manifest:media-type="image/png"/>
  <manifest:file-entry manifest:full-path="Pictures/1000020100000CEB000009B034AFD8B3A94FA77F.png" manifest:media-type="image/png"/>
  <manifest:file-entry manifest:full-path="Pictures/1000020100000CEB000009B0DFDC55DC230343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T1" style:family="text">
      <style:text-properties fo:language="es" fo:country="MX"/>
    </style:style>
    <style:style style:name="T2" style:family="text">
      <style:text-properties fo:language="pt" fo:country="BR"/>
    </style:style>
    <style:style style:name="T3" style:family="text">
      <style:text-properties fo:font-size="16pt" style:font-size-asian="13pt" style:font-size-complex="13pt"/>
    </style:style>
    <style:style style:name="T4" style:family="text">
      <style:text-properties style:text-position="33% 58%"/>
    </style:style>
    <style:style style:name="T5" style:family="text">
      <style:text-properties style:text-position="33% 58%" fo:font-size="18pt" style:font-size-asian="24pt" style:font-size-complex="24pt"/>
    </style:style>
    <style:style style:name="T6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1.649cm" svg:x="1.778cm" svg:y="2.218cm" presentation:class="title" presentation:user-transformed="true">
          <draw:text-box>
            <text:p><text:span text:style-name="T1">Universidad </text:span><text:span text:style-name="T2">Nacional</text:span> <text:span text:style-name="T1">Autónoma</text:span> de México<text:line-break/><text:line-break/>Montoya Montes Pedro<text:line-break/><text:line-break/>Tema IX.1: Intrusión y detección de intrusos.<text:line-break/>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INTRUSIÓN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 entiende por intrusión como el acceso ilicito a un sistem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TIPOS DE INTRUSIÓN: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recta: Se realiza en el equipo mismo.</text:p>
                <text:p/>
              </text:list-item>
              <text:list-item>
                <text:p>Remota: Se realiza mediante una r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TIPOS DE INTRUS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uario fraudulento.</text:p>
              </text:list-item>
              <text:list-item>
                <text:p>Suplantor.</text:p>
              </text:list-item>
              <text:list-item>
                <text:p>Usuario clandestin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OBJETIVOS DE LOS INTRUS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bo de identidad (mediante links, ingenieria social).</text:p>
              </text:list-item>
              <text:list-item>
                <text:p>Engaño de firewalls e IDS’s (creación de túneles que encapsulan un protocolo de red)</text:p>
              </text:list-item>
              <text:list-item>
                <text:p>Vulnerabilidad de software (es un fallo en el diseñ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OBJETIVOS DE LOS INTRUS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Quienes comenten estos actos pueden ser movidos por diferentes motivos:</text:p>
              </text:list-header>
              <text:list-item>
                <text:p>Diversión.</text:p>
              </text:list-item>
              <text:list-item>
                <text:p>Desconocimiento.</text:p>
              </text:list-item>
              <text:list-item>
                <text:p>Obtener gananci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OBJETIVOS DE LOS INTRUS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Vulnerabilidad de software:</text:p>
              </text:list-header>
              <text:list-item>
                <text:p>Buffer overflows.</text:p>
              </text:list-item>
              <text:list-item>
                <text:p>Heap overflow.</text:p>
              </text:list-item>
              <text:list-item>
                <text:p>Vulnerabilidad de formato de cadena.</text:p>
              </text:list-item>
              <text:list-item>
                <text:p>SQ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draw:frame presentation:style-name="pr8" draw:layer="layout" svg:width="26.5cm" svg:height="1.8cm" svg:x="0.4cm" svg:y="0.2cm" presentation:class="title">
          <draw:text-box>
            <text:p>EJEMPLOS: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V. formato de cadena:</text:p>
                <text:p><text:span text:style-name="T3">fprintf (STDOUT, msg_format, arg1, arg2); </text:span></text:p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QL injection</text:p>
                <text:p><text:span text:style-name="T3">UPDATE Tabla SET password = ‘12345’ </text:span><text:span text:style-name="T3">WHERE user = ‘admin’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OBJETIVOS DE LOS INTRUSOR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os objetivos de los intrusos son básicamente todos, por ejemplo:</text:p>
              </text:list-header>
              <text:list-item>
                <text:p>Sistemas bancarios.</text:p>
              </text:list-item>
              <text:list-item>
                <text:p>Redes públicas.</text:p>
              </text:list-item>
              <text:list-item>
                <text:p>Usuario común de internet.</text:p>
              </text:list-item>
              <text:list-item>
                <text:p>Tú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VULNERABILIDA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“Es la potencialidad o posibilidad de ocurrencia de la meterialización de una amenaza sobre un activo”.<text:span text:style-name="T4">1</text:span></text:p>
              </text:list-item>
            </text:list>
          </draw:text-box>
        </draw:frame>
        <draw:frame draw:style-name="gr2" draw:text-style-name="P3" draw:layer="layout" svg:width="15.683cm" svg:height="1.459cm" svg:x="13.462cm" svg:y="13.462cm">
          <draw:text-box>
            <text:p><text:span text:style-name="T5">1</text:span><text:span text:style-name="T6">Toni</text:span> Puig, “Gestión de riesgos de los sistemas de información”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layer="layout" svg:width="26.5cm" svg:height="1.8cm" svg:x="0.4cm" svg:y="0.2cm" presentation:class="title">
          <draw:text-box>
            <text:p>TIPOS DE VULNERABILIDA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trínseca: Solo depende del activo y de la amenaza.</text:p>
              </text:list-item>
              <text:list-item>
                <text:p>Efectiva: Es el resultado tras efectuar medidas correspondientes.</text:p>
              </text:list-item>
              <text:list-item>
                <text:p>Residual: Es el resultado luego de aplicar medidas complementari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DETECCIÓ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gistros de auditoría específicos para detección</text:p>
              </text:list-item>
              <text:list-item>
                <text:p>Registros nativos de auditorí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DETECCIÓ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dor.</text:p>
              </text:list-item>
              <text:list-item>
                <text:p>Calibre (mide el valor actual de una entidad).</text:p>
              </text:list-item>
              <text:list-item>
                <text:p>Intervalo de tiempo (periodo de tiempo entre dos acontecimientos).</text:p>
              </text:list-item>
              <text:list-item>
                <text:p>Uso de recursos: (cantidad de recursos que se consumen en un determinado tiempo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21:44:42.807987163</meta:creation-date>
    <meta:editing-duration>PT1H25M19S</meta:editing-duration>
    <meta:editing-cycles>11</meta:editing-cycles>
    <meta:generator>LibreOffice/6.0.7.3$Linux_X86_64 LibreOffice_project/00m0$Build-3</meta:generator>
    <dc:title>Portfolio</dc:title>
    <dc:date>2019-11-20T00:17:39.504390525</dc:date>
    <meta:document-statistic meta:object-count="94"/>
  </office:meta>
</office:document-meta>
</file>